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4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Jackson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P J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12/1969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value="Muslim"/><text:label text:current-selected="true" text:value="Christian"/>Christian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Panakkal purakkal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Kuthirapandi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5-12-27T19:18:00</dc:date>
    <meta:editing-cycles>10</meta:editing-cycles>
    <meta:editing-duration>PT15M</meta:editing-duration>
    <meta:document-statistic meta:table-count="4" meta:image-count="0" meta:object-count="0" meta:page-count="1" meta:paragraph-count="42" meta:word-count="82" meta:character-count="391"/>
    <meta:generator>OpenOffice/4.1.3$Win32 OpenOffice.org_project/413m1$Build-9783</meta:generator>
  </office:meta>
</office:document-meta>
</file>